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7 Foglio1.B1:Foglio1.B1 Foglio1.B2:Foglio1.B17 Foglio1.C1:Foglio1.C1 Foglio1.C2:Foglio1.C17 Foglio1.D1:Foglio1.D1 Foglio1.D2:Foglio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  <table:table-cell table:formula="of:=[.B2]*[.C2]*100*(10^-9)/10000" office:value-type="float" office:value="0.00000580888" calcext:value-type="float">
            <text:p>5,80888E-00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  <table:table-cell table:formula="of:=[.B3]*[.C3]*100*(10^-9)/10000" office:value-type="float" office:value="0.00001645696" calcext:value-type="float">
            <text:p>0,00001645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  <table:table-cell table:formula="of:=[.B4]*[.C4]*100*(10^-9)/10000" office:value-type="float" office:value="0.00003372004" calcext:value-type="float">
            <text:p>0,0000337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  <table:table-cell table:formula="of:=[.B5]*[.C5]*100*(10^-9)/10000" office:value-type="float" office:value="0.00004971846" calcext:value-type="float">
            <text:p>4,971846E-0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  <table:table-cell table:formula="of:=[.B6]*[.C6]*100*(10^-9)/10000" office:value-type="float" office:value="0.00009855236" calcext:value-type="float">
            <text:p>9,855236E-0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  <table:table-cell table:formula="of:=[.B7]*[.C7]*100*(10^-9)/10000" office:value-type="float" office:value="0.00019136385" calcext:value-type="float">
            <text:p>0,000191363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  <table:table-cell table:formula="of:=[.B8]*[.C8]*100*(10^-9)/10000" office:value-type="float" office:value="0.00028994" calcext:value-type="float">
            <text:p>0,0002899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  <table:table-cell table:formula="of:=[.B9]*[.C9]*100*(10^-9)/10000" office:value-type="float" office:value="0.0004479138" calcext:value-type="float">
            <text:p>0,000447913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  <table:table-cell table:formula="of:=[.B10]*[.C10]*100*(10^-9)/10000" office:value-type="float" office:value="0.00078280128" calcext:value-type="float">
            <text:p>0,000782801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  <table:table-cell table:formula="of:=[.B11]*[.C11]*100*(10^-9)/10000" office:value-type="float" office:value="0.0011350701" calcext:value-type="float">
            <text:p>0,00113507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  <table:table-cell table:formula="of:=[.B12]*[.C12]*100*(10^-9)/10000" office:value-type="float" office:value="0.00166283691" calcext:value-type="float">
            <text:p>0,001662836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  <table:table-cell table:formula="of:=[.B13]*[.C13]*100*(10^-9)/10000" office:value-type="float" office:value="0.00254498346" calcext:value-type="float">
            <text:p>0,002544983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  <table:table-cell table:formula="of:=[.B14]*[.C14]*100*(10^-9)/10000" office:value-type="float" office:value="0.00386155512" calcext:value-type="float">
            <text:p>0,003861555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  <table:table-cell table:formula="of:=[.B15]*[.C15]*100*(10^-9)/10000" office:value-type="float" office:value="0.0066669824" calcext:value-type="float">
            <text:p>0,006666982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  <table:table-cell table:formula="of:=[.B16]*[.C16]*100*(10^-9)/10000" office:value-type="float" office:value="0.01568499778" calcext:value-type="float">
            <text:p>0,015684997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  <table:table-cell table:formula="of:=[.B17]*[.C17]*100*(10^-9)/10000" office:value-type="float" office:value="0.0354312743" calcext:value-type="float">
            <text:p>0,0354312743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Curve dei 3 PMT in funzione della tensione di alimentazi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ggi su 100 second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va</text:p>
          </table:table-cell>
          <table:table-cell table:number-columns-repeated="5"/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  <table:table-cell/>
          <table:table-cell table:formula="of:=[.B2]*[.C2]*100*(10^-9)/10000" office:value-type="float" office:value="0.0001653995" calcext:value-type="float">
            <text:p>0,0001653995</text:p>
          </table:table-cell>
          <table:table-cell table:formula="of:=([.D2]/100)-[.G2]" office:value-type="float" office:value="11.1398346005" calcext:value-type="float">
            <text:p>11,1398346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  <table:table-cell/>
          <table:table-cell table:formula="of:=[.B3]*[.C3]*100*(10^-9)/10000" office:value-type="float" office:value="0.00006193539" calcext:value-type="float">
            <text:p>6,193539E-005</text:p>
          </table:table-cell>
          <table:table-cell table:formula="of:=([.D3]/100)-[.G3]" office:value-type="float" office:value="7.49993806461" calcext:value-type="float">
            <text:p>7,4999380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  <table:table-cell/>
          <table:table-cell table:formula="of:=[.B4]*[.C4]*100*(10^-9)/10000" office:value-type="float" office:value="0.00002383318" calcext:value-type="float">
            <text:p>2,383318E-005</text:p>
          </table:table-cell>
          <table:table-cell table:formula="of:=([.D4]/100)-[.G4]" office:value-type="float" office:value="4.21997616682" calcext:value-type="float">
            <text:p>4,2199761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  <table:table-cell/>
          <table:table-cell table:formula="of:=[.B5]*[.C5]*100*(10^-9)/10000" office:value-type="float" office:value="0.0000096717" calcext:value-type="float">
            <text:p>9,6717E-006</text:p>
          </table:table-cell>
          <table:table-cell table:formula="of:=([.D5]/100)-[.G5]" office:value-type="float" office:value="2.4199903283" calcext:value-type="float">
            <text:p>2,4199903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  <table:table-cell/>
          <table:table-cell table:formula="of:=[.B6]*[.C6]*100*(10^-9)/10000" office:value-type="float" office:value="0.00000488901" calcext:value-type="float">
            <text:p>0,000004889</text:p>
          </table:table-cell>
          <table:table-cell table:formula="of:=([.D6]/100)-[.G6]" office:value-type="float" office:value="1.43999511099" calcext:value-type="float">
            <text:p>1,439995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  <table:table-cell/>
          <table:table-cell table:formula="of:=[.B7]*[.C7]*100*(10^-9)/10000" office:value-type="float" office:value="0.00000326729" calcext:value-type="float">
            <text:p>3,26729E-006</text:p>
          </table:table-cell>
          <table:table-cell table:formula="of:=([.D7]/100)-[.G7]" office:value-type="float" office:value="0.70999673271" calcext:value-type="float">
            <text:p>0,70999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  <table:table-cell/>
          <table:table-cell table:formula="of:=[.B8]*[.C8]*100*(10^-9)/10000" office:value-type="float" office:value="0.00000188668" calcext:value-type="float">
            <text:p>1,88668E-006</text:p>
          </table:table-cell>
          <table:table-cell table:formula="of:=([.D8]/100)-[.G8]" office:value-type="float" office:value="0.54999811332" calcext:value-type="float">
            <text:p>0,54999811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  <table:table-cell/>
          <table:table-cell table:formula="of:=[.B9]*[.C9]*100*(10^-9)/10000" office:value-type="float" office:value="0.00000120819" calcext:value-type="float">
            <text:p>1,20819E-006</text:p>
          </table:table-cell>
          <table:table-cell table:formula="of:=([.D9]/100)-[.G9]" office:value-type="float" office:value="0.41999879181" calcext:value-type="float">
            <text:p>0,4199987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  <table:table-cell/>
          <table:table-cell table:formula="of:=[.B10]*[.C10]*100*(10^-9)/10000" office:value-type="float" office:value="0.0000006192" calcext:value-type="float">
            <text:p>6,192E-007</text:p>
          </table:table-cell>
          <table:table-cell table:formula="of:=([.D10]/100)-[.G10]" office:value-type="float" office:value="0.1099993808" calcext:value-type="float">
            <text:p>0,10999938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idenze tra pmt 4 e 6 n funzione della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azione costante (vedere quaderno)</text:p>
          </table:table-cell>
          <table:table-cell table:number-columns-repeated="7"/>
        </table:table-row>
      </table:table>
      <table:table table:name="Foglio3" table:style-name="ta1">
        <table:shapes>
          <draw:frame draw:z-index="0" draw:style-name="gr1" draw:text-style-name="P1" svg:width="323.07mm" svg:height="146.15mm" svg:x="117.74mm" svg:y="41.37mm">
            <draw:object draw:notify-on-update-of-ranges="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table:formula="of:=-32-1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formula="of:=-24-11"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formula="of:=-18-11" office:value-type="float" office:value="-29" calcext:value-type="float">
            <text:p>-29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formula="of:=-12-11" office:value-type="float" office:value="-23" calcext:value-type="float">
            <text:p>-23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urva di cavo tra pmt4 e 6</text:p>
          </table:table-cell>
          <table:table-cell table:number-columns-repeated="3"/>
        </table:table-row>
      </table:table>
      <table:table table:name="Foglio4" table:style-name="ta1">
        <table:shapes>
          <draw:frame draw:z-index="0" draw:style-name="gr1" draw:text-style-name="P1" svg:width="252.96mm" svg:height="113.68mm" svg:x="239.75mm" svg:y="0mm">
            <draw:object draw:notify-on-update-of-ranges="Foglio4.A2:Foglio4.A18 Foglio4.E1:Foglio4.E1 Foglio4.E2:Foglio4.E18 Foglio4.F1:Foglio4.F1 Foglio4.F2:Foglio4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4.82mm" svg:height="96.95mm" svg:x="238.86mm" svg:y="120.86mm">
            <draw:object draw:notify-on-update-of-ranges="Foglio4.A2:Foglio4.A18 Foglio4.B1:Foglio4.B1 Foglio4.B2:Foglio4.B18 Foglio4.C1:Foglio4.C1 Foglio4.C2:Foglio4.C18 Foglio4.D1:Foglio4.D1 Foglio4.D2:Foglio4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And2(4-6)</text:p>
          </table:table-cell>
          <table:table-cell office:value-type="string" calcext:value-type="string">
            <text:p>and3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31" calcext:value-type="float">
            <text:p>831</text:p>
          </table:table-cell>
          <table:table-cell office:value-type="float" office:value="2198" calcext:value-type="float">
            <text:p>2198</text:p>
          </table:table-cell>
          <table:table-cell office:value-type="float" office:value="572" calcext:value-type="float">
            <text:p>5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]*[.D2]*100*(10^-9)/10000" office:value-type="float" office:value="0.00000475332" calcext:value-type="float">
            <text:p>4,75332E-006</text:p>
          </table:table-cell>
          <table:table-cell table:formula="of:=[.E2]-[.H2]" office:value-type="float" office:value="98.99999524668" calcext:value-type="float">
            <text:p>98,9999952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" calcext:value-type="float">
            <text:p>1141</text:p>
          </table:table-cell>
          <table:table-cell office:value-type="float" office:value="2913" calcext:value-type="float">
            <text:p>2913</text:p>
          </table:table-cell>
          <table:table-cell office:value-type="float" office:value="876" calcext:value-type="float">
            <text:p>876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3]*[.D3]*100*(10^-9)/10000" office:value-type="float" office:value="0.00000999516" calcext:value-type="float">
            <text:p>9,99516E-006</text:p>
          </table:table-cell>
          <table:table-cell table:formula="of:=[.E3]-[.H3]" office:value-type="float" office:value="221.99999000484" calcext:value-type="float">
            <text:p>221,99999000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64" calcext:value-type="float">
            <text:p>1564</text:p>
          </table:table-cell>
          <table:table-cell office:value-type="float" office:value="3667" calcext:value-type="float">
            <text:p>3667</text:p>
          </table:table-cell>
          <table:table-cell office:value-type="float" office:value="1242" calcext:value-type="float">
            <text:p>1242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4]*[.D4]*100*(10^-9)/10000" office:value-type="float" office:value="0.00001942488" calcext:value-type="float">
            <text:p>1,942488E-005</text:p>
          </table:table-cell>
          <table:table-cell table:formula="of:=[.E4]-[.H4]" office:value-type="float" office:value="345.99998057512" calcext:value-type="float">
            <text:p>345,99998057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91" calcext:value-type="float">
            <text:p>2091</text:p>
          </table:table-cell>
          <table:table-cell office:value-type="float" office:value="4695" calcext:value-type="float">
            <text:p>4695</text:p>
          </table:table-cell>
          <table:table-cell office:value-type="float" office:value="1712" calcext:value-type="float">
            <text:p>1712</text:p>
          </table:table-cell>
          <table:table-cell office:value-type="float" office:value="559" calcext:value-type="float">
            <text:p>55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5]*[.D5]*100*(10^-9)/10000" office:value-type="float" office:value="0.00003579792" calcext:value-type="float">
            <text:p>3,579792E-005</text:p>
          </table:table-cell>
          <table:table-cell table:formula="of:=[.E5]-[.H5]" office:value-type="float" office:value="558.99996420208" calcext:value-type="float">
            <text:p>558,999964202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13" calcext:value-type="float">
            <text:p>2613</text:p>
          </table:table-cell>
          <table:table-cell office:value-type="float" office:value="6184" calcext:value-type="float">
            <text:p>6184</text:p>
          </table:table-cell>
          <table:table-cell office:value-type="float" office:value="2327" calcext:value-type="float">
            <text:p>2327</text:p>
          </table:table-cell>
          <table:table-cell office:value-type="float" office:value="733" calcext:value-type="float">
            <text:p>73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6]*[.D6]*100*(10^-9)/10000" office:value-type="float" office:value="0.00006080451" calcext:value-type="float">
            <text:p>6,080451E-005</text:p>
          </table:table-cell>
          <table:table-cell table:formula="of:=[.E6]-[.H6]" office:value-type="float" office:value="732.99993919549" calcext:value-type="float">
            <text:p>732,99993919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42" calcext:value-type="float">
            <text:p>3242</text:p>
          </table:table-cell>
          <table:table-cell office:value-type="float" office:value="7840" calcext:value-type="float">
            <text:p>7840</text:p>
          </table:table-cell>
          <table:table-cell office:value-type="float" office:value="3159" calcext:value-type="float">
            <text:p>3159</text:p>
          </table:table-cell>
          <table:table-cell office:value-type="float" office:value="943" calcext:value-type="float">
            <text:p>943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7]*[.D7]*100*(10^-9)/10000" office:value-type="float" office:value="0.00010241478" calcext:value-type="float">
            <text:p>0,0001024148</text:p>
          </table:table-cell>
          <table:table-cell table:formula="of:=[.E7]-[.H7]" office:value-type="float" office:value="942.99989758522" calcext:value-type="float">
            <text:p>942,99989758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72" calcext:value-type="float">
            <text:p>3972</text:p>
          </table:table-cell>
          <table:table-cell office:value-type="float" office:value="9250" calcext:value-type="float">
            <text:p>9250</text:p>
          </table:table-cell>
          <table:table-cell office:value-type="float" office:value="3793" calcext:value-type="float">
            <text:p>3793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8]*[.D8]*100*(10^-9)/10000" office:value-type="float" office:value="0.00015065796" calcext:value-type="float">
            <text:p>0,000150658</text:p>
          </table:table-cell>
          <table:table-cell table:formula="of:=[.E8]-[.H8]" office:value-type="float" office:value="1063.99984934204" calcext:value-type="float">
            <text:p>1063,99984934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951" calcext:value-type="float">
            <text:p>49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02" calcext:value-type="float">
            <text:p>4802</text:p>
          </table:table-cell>
          <table:table-cell office:value-type="float" office:value="1161" calcext:value-type="float">
            <text:p>1161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B9]*[.D9]*100*(10^-9)/10000" office:value-type="float" office:value="0.00023774702" calcext:value-type="float">
            <text:p>0,000237747</text:p>
          </table:table-cell>
          <table:table-cell table:formula="of:=[.E9]-[.H9]" office:value-type="float" office:value="1160.99976225298" calcext:value-type="float">
            <text:p>1160,99976225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893" calcext:value-type="float">
            <text:p>5893</text:p>
          </table:table-cell>
          <table:table-cell office:value-type="float" office:value="13801" calcext:value-type="float">
            <text:p>13801</text:p>
          </table:table-cell>
          <table:table-cell office:value-type="float" office:value="6058" calcext:value-type="float">
            <text:p>6058</text:p>
          </table:table-cell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0]*[.D10]*100*(10^-9)/10000" office:value-type="float" office:value="0.00035699794" calcext:value-type="float">
            <text:p>0,0003569979</text:p>
          </table:table-cell>
          <table:table-cell table:formula="of:=[.E10]-[.H10]" office:value-type="float" office:value="1248.99964300206" calcext:value-type="float">
            <text:p>1248,99964300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78" calcext:value-type="float">
            <text:p>7478</text:p>
          </table:table-cell>
          <table:table-cell office:value-type="float" office:value="17127" calcext:value-type="float">
            <text:p>17127</text:p>
          </table:table-cell>
          <table:table-cell office:value-type="float" office:value="7543" calcext:value-type="float">
            <text:p>7543</text:p>
          </table:table-cell>
          <table:table-cell office:value-type="float" office:value="1297" calcext:value-type="float">
            <text:p>1297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11]*[.D11]*100*(10^-9)/10000" office:value-type="float" office:value="0.00056406554" calcext:value-type="float">
            <text:p>0,0005640655</text:p>
          </table:table-cell>
          <table:table-cell table:formula="of:=[.E11]-[.H11]" office:value-type="float" office:value="1296.99943593446" calcext:value-type="float">
            <text:p>1296,99943593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996" calcext:value-type="float">
            <text:p>8996</text:p>
          </table:table-cell>
          <table:table-cell office:value-type="float" office:value="20362" calcext:value-type="float">
            <text:p>20362</text:p>
          </table:table-cell>
          <table:table-cell office:value-type="float" office:value="9050" calcext:value-type="float">
            <text:p>9050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12]*[.D12]*100*(10^-9)/10000" office:value-type="float" office:value="0.000814138" calcext:value-type="float">
            <text:p>0,000814138</text:p>
          </table:table-cell>
          <table:table-cell table:formula="of:=[.E12]-[.H12]" office:value-type="float" office:value="1336.999185862" calcext:value-type="float">
            <text:p>1336,9991858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98" calcext:value-type="float">
            <text:p>10798</text:p>
          </table:table-cell>
          <table:table-cell office:value-type="float" office:value="23859" calcext:value-type="float">
            <text:p>23859</text:p>
          </table:table-cell>
          <table:table-cell office:value-type="float" office:value="11553" calcext:value-type="float">
            <text:p>11553</text:p>
          </table:table-cell>
          <table:table-cell office:value-type="float" office:value="1335" calcext:value-type="float">
            <text:p>1335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13]*[.D13]*100*(10^-9)/10000" office:value-type="float" office:value="0.00124749294" calcext:value-type="float">
            <text:p>0,0012474929</text:p>
          </table:table-cell>
          <table:table-cell table:formula="of:=[.E13]-[.H13]" office:value-type="float" office:value="1334.99875250706" calcext:value-type="float">
            <text:p>1334,998752507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229" calcext:value-type="float">
            <text:p>13229</text:p>
          </table:table-cell>
          <table:table-cell office:value-type="float" office:value="29055" calcext:value-type="float">
            <text:p>29055</text:p>
          </table:table-cell>
          <table:table-cell office:value-type="float" office:value="13849" calcext:value-type="float">
            <text:p>13849</text:p>
          </table:table-cell>
          <table:table-cell office:value-type="float" office:value="1418" calcext:value-type="float">
            <text:p>1418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B14]*[.D14]*100*(10^-9)/10000" office:value-type="float" office:value="0.00183208421" calcext:value-type="float">
            <text:p>0,0018320842</text:p>
          </table:table-cell>
          <table:table-cell table:formula="of:=[.E14]-[.H14]" office:value-type="float" office:value="1417.99816791579" calcext:value-type="float">
            <text:p>1417,998167915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87" calcext:value-type="float">
            <text:p>14887</text:p>
          </table:table-cell>
          <table:table-cell office:value-type="float" office:value="37042" calcext:value-type="float">
            <text:p>37042</text:p>
          </table:table-cell>
          <table:table-cell office:value-type="float" office:value="16408" calcext:value-type="float">
            <text:p>16408</text:p>
          </table:table-cell>
          <table:table-cell office:value-type="float" office:value="1505" calcext:value-type="float">
            <text:p>150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B15]*[.D15]*100*(10^-9)/10000" office:value-type="float" office:value="0.00244265896" calcext:value-type="float">
            <text:p>0,002442659</text:p>
          </table:table-cell>
          <table:table-cell table:formula="of:=[.E15]-[.H15]" office:value-type="float" office:value="1504.99755734104" calcext:value-type="float">
            <text:p>1504,9975573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801" calcext:value-type="float">
            <text:p>15801</text:p>
          </table:table-cell>
          <table:table-cell office:value-type="float" office:value="53967" calcext:value-type="float">
            <text:p>53967</text:p>
          </table:table-cell>
          <table:table-cell office:value-type="float" office:value="19457" calcext:value-type="float">
            <text:p>19457</text:p>
          </table:table-cell>
          <table:table-cell office:value-type="float" office:value="1559" calcext:value-type="float">
            <text:p>1559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B16]*[.D16]*100*(10^-9)/10000" office:value-type="float" office:value="0.00307440057" calcext:value-type="float">
            <text:p>0,0030744006</text:p>
          </table:table-cell>
          <table:table-cell table:formula="of:=[.E16]-[.H16]" office:value-type="float" office:value="1558.99692559943" calcext:value-type="float">
            <text:p>1558,99692559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lateau della coincidenza doppia in funzione della tensione di alimentazione</text:p>
          </table:table-cell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260.47mm" svg:height="155.92mm" svg:x="181.72mm" svg:y="10.09mm">
            <draw:object draw:notify-on-update-of-ranges="Foglio5.A4:Foglio5.A16 Foglio5.H3:Foglio5.H3 Foglio5.H4:Foglio5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fficienza del pmt 5 tramite coincidenze trip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V(PMT5)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And(4-6)</text:p>
          </table:table-cell>
          <table:table-cell office:value-type="string" calcext:value-type="string">
            <text:p>and3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  <table:table-cell/>
          <table:table-cell office:value-type="string" calcext:value-type="string">
            <text:p>e(PMT5)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77" calcext:value-type="float">
            <text:p>1877</text:p>
          </table:table-cell>
          <table:table-cell office:value-type="float" office:value="1268" calcext:value-type="float">
            <text:p>1268</text:p>
          </table:table-cell>
          <table:table-cell office:value-type="float" office:value="799" calcext:value-type="float">
            <text:p>799</text:p>
          </table:table-cell>
          <table:table-cell office:value-type="float" office:value="7943" calcext:value-type="float">
            <text:p>7943</text:p>
          </table:table-cell>
          <table:table-cell office:value-type="float" office:value="8249" calcext:value-type="float">
            <text:p>8249</text:p>
          </table:table-cell>
          <table:table-cell/>
          <table:table-cell table:formula="of:=[.D4]/[.C4]" office:value-type="float" office:value="0.6301261829653" calcext:value-type="float">
            <text:p>0,63012618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43" calcext:value-type="float">
            <text:p>2543</text:p>
          </table:table-cell>
          <table:table-cell office:value-type="float" office:value="1284" calcext:value-type="float">
            <text:p>1284</text:p>
          </table:table-cell>
          <table:table-cell office:value-type="float" office:value="1031" calcext:value-type="float">
            <text:p>1031</text:p>
          </table:table-cell>
          <table:table-cell office:value-type="float" office:value="8007" calcext:value-type="float">
            <text:p>8007</text:p>
          </table:table-cell>
          <table:table-cell office:value-type="float" office:value="8025" calcext:value-type="float">
            <text:p>8025</text:p>
          </table:table-cell>
          <table:table-cell/>
          <table:table-cell table:formula="of:=[.D5]/[.C5]" office:value-type="float" office:value="0.802959501557632" calcext:value-type="float">
            <text:p>0,80295950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8" calcext:value-type="float">
            <text:p>3138</text:p>
          </table:table-cell>
          <table:table-cell office:value-type="float" office:value="1374" calcext:value-type="float">
            <text:p>1374</text:p>
          </table:table-cell>
          <table:table-cell office:value-type="float" office:value="1182" calcext:value-type="float">
            <text:p>1182</text:p>
          </table:table-cell>
          <table:table-cell office:value-type="float" office:value="8080" calcext:value-type="float">
            <text:p>8080</text:p>
          </table:table-cell>
          <table:table-cell office:value-type="float" office:value="8241" calcext:value-type="float">
            <text:p>8241</text:p>
          </table:table-cell>
          <table:table-cell/>
          <table:table-cell table:formula="of:=[.D6]/[.C6]" office:value-type="float" office:value="0.860262008733625" calcext:value-type="float">
            <text:p>0,860262008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61" calcext:value-type="float">
            <text:p>3961</text:p>
          </table:table-cell>
          <table:table-cell office:value-type="float" office:value="1237" calcext:value-type="float">
            <text:p>1237</text:p>
          </table:table-cell>
          <table:table-cell office:value-type="float" office:value="1133" calcext:value-type="float">
            <text:p>1133</text:p>
          </table:table-cell>
          <table:table-cell office:value-type="float" office:value="7826" calcext:value-type="float">
            <text:p>7826</text:p>
          </table:table-cell>
          <table:table-cell office:value-type="float" office:value="7935" calcext:value-type="float">
            <text:p>7935</text:p>
          </table:table-cell>
          <table:table-cell/>
          <table:table-cell table:formula="of:=[.D7]/[.C7]" office:value-type="float" office:value="0.915925626515764" calcext:value-type="float">
            <text:p>0,915925626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290" calcext:value-type="float">
            <text:p>5290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8168" calcext:value-type="float">
            <text:p>8168</text:p>
          </table:table-cell>
          <table:table-cell office:value-type="float" office:value="8096" calcext:value-type="float">
            <text:p>8096</text:p>
          </table:table-cell>
          <table:table-cell/>
          <table:table-cell table:formula="of:=[.D8]/[.C8]" office:value-type="float" office:value="0.953579858379229" calcext:value-type="float">
            <text:p>0,95357985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54" calcext:value-type="float">
            <text:p>6654</text:p>
          </table:table-cell>
          <table:table-cell office:value-type="float" office:value="1286" calcext:value-type="float">
            <text:p>1286</text:p>
          </table:table-cell>
          <table:table-cell office:value-type="float" office:value="1236" calcext:value-type="float">
            <text:p>1236</text:p>
          </table:table-cell>
          <table:table-cell office:value-type="float" office:value="8063" calcext:value-type="float">
            <text:p>8063</text:p>
          </table:table-cell>
          <table:table-cell office:value-type="float" office:value="8036" calcext:value-type="float">
            <text:p>8036</text:p>
          </table:table-cell>
          <table:table-cell/>
          <table:table-cell table:formula="of:=[.D9]/[.C9]" office:value-type="float" office:value="0.961119751166407" calcext:value-type="float">
            <text:p>0,96111975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923" calcext:value-type="float">
            <text:p>7923</text:p>
          </table:table-cell>
          <table:table-cell office:value-type="float" office:value="1266" calcext:value-type="float">
            <text:p>1266</text:p>
          </table:table-cell>
          <table:table-cell office:value-type="float" office:value="1223" calcext:value-type="float">
            <text:p>1223</text:p>
          </table:table-cell>
          <table:table-cell office:value-type="float" office:value="7911" calcext:value-type="float">
            <text:p>7911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[.D10]/[.C10]" office:value-type="float" office:value="0.966034755134281" calcext:value-type="float">
            <text:p>0,9660347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10" calcext:value-type="float">
            <text:p>9910</text:p>
          </table:table-cell>
          <table:table-cell office:value-type="float" office:value="1273" calcext:value-type="float">
            <text:p>1273</text:p>
          </table:table-cell>
          <table:table-cell office:value-type="float" office:value="1245" calcext:value-type="float">
            <text:p>1245</text:p>
          </table:table-cell>
          <table:table-cell office:value-type="float" office:value="7830" calcext:value-type="float">
            <text:p>7830</text:p>
          </table:table-cell>
          <table:table-cell office:value-type="float" office:value="7897" calcext:value-type="float">
            <text:p>7897</text:p>
          </table:table-cell>
          <table:table-cell/>
          <table:table-cell table:formula="of:=[.D11]/[.C11]" office:value-type="float" office:value="0.978004713275726" calcext:value-type="float">
            <text:p>0,978004713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57" calcext:value-type="float">
            <text:p>12057</text:p>
          </table:table-cell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8105" calcext:value-type="float">
            <text:p>8105</text:p>
          </table:table-cell>
          <table:table-cell office:value-type="float" office:value="7997" calcext:value-type="float">
            <text:p>7997</text:p>
          </table:table-cell>
          <table:table-cell/>
          <table:table-cell table:formula="of:=[.D12]/[.C12]" office:value-type="float" office:value="0.978102189781022" calcext:value-type="float">
            <text:p>0,97810218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671" calcext:value-type="float">
            <text:p>14671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8036" calcext:value-type="float">
            <text:p>8036</text:p>
          </table:table-cell>
          <table:table-cell office:value-type="float" office:value="8220" calcext:value-type="float">
            <text:p>8220</text:p>
          </table:table-cell>
          <table:table-cell/>
          <table:table-cell table:formula="of:=[.D13]/[.C13]" office:value-type="float" office:value="0.977401129943503" calcext:value-type="float">
            <text:p>0,97740112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38" calcext:value-type="float">
            <text:p>1733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8086" calcext:value-type="float">
            <text:p>8086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D14]/[.C14]" office:value-type="float" office:value="0.984615384615385" calcext:value-type="float">
            <text:p>0,98461538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905" calcext:value-type="float">
            <text:p>20905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7897" calcext:value-type="float">
            <text:p>7897</text:p>
          </table:table-cell>
          <table:table-cell office:value-type="float" office:value="7995" calcext:value-type="float">
            <text:p>7995</text:p>
          </table:table-cell>
          <table:table-cell/>
          <table:table-cell table:formula="of:=[.D15]/[.C15]" office:value-type="float" office:value="0.982839313572543" calcext:value-type="float">
            <text:p>0,98283931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59" calcext:value-type="float">
            <text:p>24759</text:p>
          </table:table-cell>
          <table:table-cell office:value-type="float" office:value="1251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office:value-type="float" office:value="7941" calcext:value-type="float">
            <text:p>7941</text:p>
          </table:table-cell>
          <table:table-cell office:value-type="float" office:value="7923" calcext:value-type="float">
            <text:p>7923</text:p>
          </table:table-cell>
          <table:table-cell/>
          <table:table-cell table:formula="of:=[.D16]/[.C16]" office:value-type="float" office:value="0.984812150279776" calcext:value-type="float">
            <text:p>0,9848121503</text:p>
          </table:table-cell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1:38:48.83256014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23T11:38:55.634219635</dc:date>
    <dc:creator>salvo </dc:creator>
    <meta:editing-duration>PT1H50M15S</meta:editing-duration>
    <meta:editing-cycles>16</meta:editing-cycles>
    <meta:generator>LibreOffice/4.4.3.2$Linux_X86_64 LibreOffice_project/40m0$Build-2</meta:generator>
    <meta:document-statistic meta:table-count="5" meta:cell-count="47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41cm" svg:y="7.96cm" style:legend-expansion="high" chart:style-name="ch2"/>
        <chart:plot-area chart:style-name="ch3" table:cell-range-address="Foglio1.A2:Foglio1.D17 Foglio1.B1:Foglio1.D1" chart:data-source-has-labels="both" svg:x="-0.861cm" svg:y="-0.211cm" svg:width="30.573cm" svg:height="16.941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7" chart:label-cell-address="Foglio1.B1:Foglio1.B1" chart:class="chart:line">
            <chart:data-point chart:repeated="16"/>
          </chart:series>
          <chart:series chart:style-name="ch7" chart:values-cell-range-address="Foglio1.C2:Foglio1.C17" chart:label-cell-address="Foglio1.C1:Foglio1.C1" chart:class="chart:line">
            <chart:data-point chart:repeated="16"/>
          </chart:series>
          <chart:series chart:style-name="ch8" chart:values-cell-range-address="Foglio1.D2:Foglio1.D17" chart:label-cell-address="Foglio1.D1:Foglio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7</svg:desc>
                </draw:g>
              </table:table-cell>
              <table:table-cell office:value-type="float" office:value="451">
                <text:p>451</text:p>
                <draw:g>
                  <svg:desc>Foglio1.B2:Foglio1.B17</svg:desc>
                </draw:g>
              </table:table-cell>
              <table:table-cell office:value-type="float" office:value="1288">
                <text:p>1288</text:p>
                <draw:g>
                  <svg:desc>Foglio1.C2:Foglio1.C17</svg:desc>
                </draw:g>
              </table:table-cell>
              <table:table-cell office:value-type="float" office:value="281">
                <text:p>281</text:p>
                <draw:g>
                  <svg:desc>Foglio1.D2:Foglio1.D17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9136">
                <text:p>19136</text:p>
              </table:table-cell>
              <table:table-cell office:value-type="float" office:value="34840">
                <text:p>34840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2146">
                <text:p>32146</text:p>
              </table:table-cell>
              <table:table-cell office:value-type="float" office:value="48793">
                <text:p>4879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3110">
                <text:p>53110</text:p>
              </table:table-cell>
              <table:table-cell office:value-type="float" office:value="66713">
                <text:p>66713</text:p>
              </table:table-cell>
              <table:table-cell office:value-type="float" office:value="21913">
                <text:p>2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68cm" svg:y="6.712cm" style:legend-expansion="high" chart:style-name="ch2"/>
        <chart:plot-area chart:style-name="ch3" table:cell-range-address="Foglio2.A1:Foglio2.D10" chart:data-source-has-labels="both" svg:x="0.509cm" svg:y="0.599cm" svg:width="20.462cm" svg:height="14.518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859cm" svg:y="4.669cm" style:legend-expansion="high" chart:style-name="ch2"/>
        <chart:plot-area chart:style-name="ch3" table:cell-range-address="Foglio2.A2:Foglio2.A10 Foglio2.E2:Foglio2.E10" svg:x="0.477cm" svg:y="0.199cm" svg:width="19.905cm" svg:height="9.563cm">
          <chartooo:coordinate-region svg:x="1.413cm" svg:y="0.41cm" svg:width="18.669cm" svg:height="8.6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308cm" svg:height="14.616cm" xlink:href=".." xlink:type="simple" chart:class="chart:line" chart:style-name="ch1">
        <chart:legend chart:legend-position="end" svg:x="30.368cm" svg:y="6.997cm" style:legend-expansion="high" chart:style-name="ch2"/>
        <chart:plot-area chart:style-name="ch3" table:cell-range-address="Foglio3.A1:Foglio3.B17" chart:data-source-has-labels="both" svg:x="0.646cm" svg:y="0.292cm" svg:width="29.076cm" svg:height="14.032cm">
          <chartooo:coordinate-region svg:x="1.493cm" svg:y="0.504cm" svg:width="28.028cm" svg:height="13.15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43">
                <text:p>-4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7cm" svg:height="11.369cm" xlink:href=".." xlink:type="simple" chart:class="chart:line" chart:style-name="ch1">
        <chart:legend chart:legend-position="end" svg:x="22.385cm" svg:y="5.113cm" style:legend-expansion="high" chart:style-name="ch2"/>
        <chart:plot-area chart:style-name="ch3" table:cell-range-address="Foglio4.A2:Foglio4.A18 Foglio4.E1:Foglio4.F18" chart:data-source-has-labels="both" svg:x="0.505cm" svg:y="0.227cm" svg:width="21.375cm" svg:height="10.915cm">
          <chartooo:coordinate-region svg:x="1.352cm" svg:y="0.438cm" svg:width="19.93cm" svg:height="10.034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E2:Foglio4.E18" chart:label-cell-address="Foglio4.E1:Foglio4.E1" chart:class="chart:line">
            <chart:data-point chart:repeated="17"/>
          </chart:series>
          <chart:series chart:style-name="ch7" chart:values-cell-range-address="Foglio4.F2:Foglio4.F18" chart:label-cell-address="Foglio4.F1:Foglio4.F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2(4-6)</text:p>
                <draw:g>
                  <svg:desc>Foglio4.E1:Foglio4.E1</svg:desc>
                </draw:g>
              </table:table-cell>
              <table:table-cell office:value-type="string">
                <text:p>and3</text:p>
                <draw:g>
                  <svg:desc>Foglio4.F1:Foglio4.F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99">
                <text:p>99</text:p>
                <draw:g>
                  <svg:desc>Foglio4.E2:Foglio4.E18</svg:desc>
                </draw:g>
              </table:table-cell>
              <table:table-cell office:value-type="float" office:value="98">
                <text:p>98</text:p>
                <draw:g>
                  <svg:desc>Foglio4.F2:Foglio4.F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59">
                <text:p>5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33">
                <text:p>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43">
                <text:p>94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4">
                <text:p>106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61">
                <text:p>116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249">
                <text:p>12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97">
                <text:p>129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337">
                <text:p>133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5">
                <text:p>133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18">
                <text:p>141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505">
                <text:p>15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59">
                <text:p>155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83cm" svg:height="9.696cm" xlink:href=".." xlink:type="simple" chart:class="chart:line" chart:style-name="ch1">
        <chart:legend chart:legend-position="end" svg:x="23.366cm" svg:y="4.016cm" style:legend-expansion="high" chart:style-name="ch2"/>
        <chart:plot-area chart:style-name="ch3" table:cell-range-address="Foglio4.A2:Foglio4.D18 Foglio4.B1:Foglio4.D1" chart:data-source-has-labels="both" svg:x="0.509cm" svg:y="0.193cm" svg:width="22.348cm" svg:height="9.31cm">
          <chartooo:coordinate-region svg:x="1.754cm" svg:y="0.404cm" svg:width="20.704cm" svg:height="8.429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B2:Foglio4.B18" chart:label-cell-address="Foglio4.B1:Foglio4.B1" chart:class="chart:line">
            <chart:data-point chart:repeated="17"/>
          </chart:series>
          <chart:series chart:style-name="ch7" chart:values-cell-range-address="Foglio4.C2:Foglio4.C18" chart:label-cell-address="Foglio4.C1:Foglio4.C1" chart:class="chart:line">
            <chart:data-point chart:repeated="17"/>
          </chart:series>
          <chart:series chart:style-name="ch8" chart:values-cell-range-address="Foglio4.D2:Foglio4.D18" chart:label-cell-address="Foglio4.D1:Foglio4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4.B1:Foglio4.B1</svg:desc>
                </draw:g>
              </table:table-cell>
              <table:table-cell office:value-type="string">
                <text:p>pmt5</text:p>
                <draw:g>
                  <svg:desc>Foglio4.C1:Foglio4.C1</svg:desc>
                </draw:g>
              </table:table-cell>
              <table:table-cell office:value-type="string">
                <text:p>pmt6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831">
                <text:p>831</text:p>
                <draw:g>
                  <svg:desc>Foglio4.B2:Foglio4.B18</svg:desc>
                </draw:g>
              </table:table-cell>
              <table:table-cell office:value-type="float" office:value="2198">
                <text:p>2198</text:p>
                <draw:g>
                  <svg:desc>Foglio4.C2:Foglio4.C18</svg:desc>
                </draw:g>
              </table:table-cell>
              <table:table-cell office:value-type="float" office:value="572">
                <text:p>572</text:p>
                <draw:g>
                  <svg:desc>Foglio4.D2:Foglio4.D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1">
                <text:p>1141</text:p>
              </table:table-cell>
              <table:table-cell office:value-type="float" office:value="2913">
                <text:p>29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564">
                <text:p>1564</text:p>
              </table:table-cell>
              <table:table-cell office:value-type="float" office:value="3667">
                <text:p>3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91">
                <text:p>2091</text:p>
              </table:table-cell>
              <table:table-cell office:value-type="float" office:value="4695">
                <text:p>469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613">
                <text:p>2613</text:p>
              </table:table-cell>
              <table:table-cell office:value-type="float" office:value="6184">
                <text:p>618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242">
                <text:p>3242</text:p>
              </table:table-cell>
              <table:table-cell office:value-type="float" office:value="7840">
                <text:p>78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72">
                <text:p>3972</text:p>
              </table:table-cell>
              <table:table-cell office:value-type="float" office:value="9250">
                <text:p>92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951">
                <text:p>4951</text:p>
              </table:table-cell>
              <table:table-cell office:value-type="float" office:value="11158">
                <text:p>11158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893">
                <text:p>5893</text:p>
              </table:table-cell>
              <table:table-cell office:value-type="float" office:value="13801">
                <text:p>1380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478">
                <text:p>7478</text:p>
              </table:table-cell>
              <table:table-cell office:value-type="float" office:value="17127">
                <text:p>1712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996">
                <text:p>8996</text:p>
              </table:table-cell>
              <table:table-cell office:value-type="float" office:value="20362">
                <text:p>2036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798">
                <text:p>10798</text:p>
              </table:table-cell>
              <table:table-cell office:value-type="float" office:value="23859">
                <text:p>2385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3229">
                <text:p>13229</text:p>
              </table:table-cell>
              <table:table-cell office:value-type="float" office:value="29055">
                <text:p>29055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887">
                <text:p>14887</text:p>
              </table:table-cell>
              <table:table-cell office:value-type="float" office:value="37042">
                <text:p>37042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801">
                <text:p>15801</text:p>
              </table:table-cell>
              <table:table-cell office:value-type="float" office:value="53967">
                <text:p>53967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48cm" svg:height="15.593cm" xlink:href=".." xlink:type="simple" chart:class="chart:line" chart:style-name="ch1">
        <chart:legend chart:legend-position="end" svg:x="23.335cm" svg:y="7.485cm" style:legend-expansion="high" chart:style-name="ch2"/>
        <chart:plot-area chart:style-name="ch3" table:cell-range-address="Foglio5.A4:Foglio5.A16 Foglio5.H3:Foglio5.H16" chart:data-source-has-labels="both" svg:x="0.52cm" svg:y="0.311cm" svg:width="22.295cm" svg:height="14.971cm">
          <chartooo:coordinate-region svg:x="1.456cm" svg:y="0.522cm" svg:width="20.96cm" svg:height="14.091cm"/>
          <chart:axis chart:dimension="x" chart:name="primary-x" chart:style-name="ch4" chartooo:axis-type="auto">
            <chartooo:date-scale/>
            <chart:categories table:cell-range-address="Foglio5.A4:Foglio5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5.H4:Foglio5.H16" chart:label-cell-address="Foglio5.H3:Foglio5.H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MT5)</text:p>
                <draw:g>
                  <svg:desc>Foglio5.H3:Foglio5.H3</svg:desc>
                </draw:g>
              </table:table-cell>
            </table:table-row>
          </table:table-header-rows>
          <table:table-rows>
            <table:table-row>
              <table:table-cell office:value-type="float" office:value="1660">
                <text:p>1660</text:p>
                <draw:g>
                  <svg:desc>Foglio5.A4:Foglio5.A16</svg:desc>
                </draw:g>
              </table:table-cell>
              <table:table-cell office:value-type="float" office:value="0.6301261829653">
                <text:p>0.6301261829653</text:p>
                <draw:g>
                  <svg:desc>Foglio5.H4:Foglio5.H16</svg:desc>
                </draw:g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802959501557632">
                <text:p>0.8029595015576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860262008733625">
                <text:p>0.8602620087336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915925626515764">
                <text:p>0.91592562651576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953579858379229">
                <text:p>0.9535798583792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961119751166407">
                <text:p>0.96111975116640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966034755134281">
                <text:p>0.966034755134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78004713275726">
                <text:p>0.97800471327572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978102189781022">
                <text:p>0.97810218978102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977401129943503">
                <text:p>0.9774011299435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984615384615385">
                <text:p>0.98461538461538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982839313572543">
                <text:p>0.9828393135725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84812150279776">
                <text:p>0.984812150279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